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IPAexGothic" svg:font-family="IPAexGothic" style:font-family-generic="roman" style:font-pitch="variable"/>
    <style:font-face style:name="Liberation Sans" svg:font-family="'Liberation Sans'" style:font-family-generic="roman" style:font-pitch="variable"/>
    <style:font-face style:name="IPAexGothic1" svg:font-family="IPAexGothic" style:font-family-generic="system" style:font-pitch="variable"/>
    <style:font-face style:name="Lohit Hindi" svg:font-family="'Lohit Hindi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cm" svg:stroke-color="#000000" draw:marker-start-width="0.275cm" draw:marker-end-width="0.275cm" draw:fill="solid" draw:fill-color="#e6e6ff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standard">
      <style:graphic-properties svg:stroke-color="#000000" draw:fill-color="#000000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4cm" fo:min-width="0cm"/>
    </style:style>
    <style:style style:name="gr5" style:family="graphic" style:parent-style-name="standard">
      <style:graphic-properties svg:stroke-width="0.05cm" svg:stroke-color="#000000" draw:marker-start-width="0.275cm" draw:marker-end-width="0.275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standard">
      <style:graphic-properties svg:stroke-color="#000000" draw:fill-color="#ffffcc" draw:textarea-horizontal-align="justify" draw:textarea-vertical-align="middle" draw:auto-grow-height="false" fo:min-height="0cm" fo:min-width="0cm" fo:wrap-option="no-wrap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  <style:text-properties fo:font-size="10.5pt" style:font-size-asian="10.5pt" style:font-size-complex="10.5pt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size="15pt" style:font-size-asian="15pt" style:font-size-complex="15pt"/>
    </style:style>
    <style:style style:name="P5" style:family="paragraph">
      <style:paragraph-properties fo:text-align="start"/>
      <style:text-properties fo:font-size="10.5pt" style:font-size-asian="10.5pt" style:font-size-complex="10.5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0.5pt" style:font-size-asian="10.5pt" style:font-size-complex="10.5pt"/>
    </style:style>
    <style:style style:name="T3" style:family="text">
      <style:text-properties fo:color="#0000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1" draw:layer="layout" svg:width="12cm" svg:height="1.475cm" svg:x="1cm" svg:y="2.325cm"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3cm" svg:height="6.4cm" svg:x="0.6cm" svg:y="1.5cm">
          <text:p text:style-name="P2"><text:span text:style-name="T2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5cm" svg:height="0.5cm" svg:x="6.7cm" svg:y="5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6.7cm" svg:y="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6.7cm" svg:y="7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draw:layer="layout" svg:width="5.205cm" svg:height="0.848cm" svg:x="0.4cm" svg:y="0.4cm">
          <draw:text-box>
            <text:p text:style-name="P3"><text:span text:style-name="T1">Conceptual schema</text:span></text:p>
          </draw:text-box>
        </draw:frame>
        <draw:custom-shape draw:style-name="gr5" draw:text-style-name="P1" draw:layer="layout" svg:width="1.725cm" svg:height="0.9cm" svg:x="1.3cm" svg:y="2.6cm">
          <text:p text:style-name="P1">Integer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725cm" svg:height="0.9cm" svg:x="3.275cm" svg:y="2.6cm">
          <text:p text:style-name="P1">String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725cm" svg:height="0.9cm" svg:x="5.2cm" svg:y="2.6cm">
          <text:p text:style-name="P1">Boolean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725cm" svg:height="0.9cm" svg:x="7.075cm" svg:y="2.6cm">
          <text:p text:style-name="P1">Floating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725cm" svg:height="0.9cm" svg:x="8.983cm" svg:y="2.6cm">
          <text:p text:style-name="P1">String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725cm" svg:height="0.9cm" svg:x="10.975cm" svg:y="2.6cm">
          <text:p text:style-name="P1">String</text:p>
          <draw:enhanced-geometry svg:viewBox="0 0 21600 21600" draw:type="rectangle" draw:enhanced-path="M 0 0 L 21600 0 21600 21600 0 21600 0 0 Z N"/>
        </draw:custom-shape>
        <draw:frame draw:style-name="gr4" draw:text-style-name="P1" draw:layer="layout" svg:width="2.085cm" svg:height="0.666cm" svg:x="11.415cm" svg:y="0.9cm">
          <draw:text-box>
            <text:p text:style-name="P2"><text:span text:style-name="T2">ItemTable</text:span></text:p>
          </draw:text-box>
        </draw:frame>
        <draw:frame draw:style-name="gr4" draw:text-style-name="P1" draw:layer="layout" svg:width="2.233cm" svg:height="0.666cm" svg:x="0.867cm" svg:y="1.7cm">
          <draw:text-box>
            <text:p text:style-name="P2"><text:span text:style-name="T2">ItemGroup</text:span></text:p>
          </draw:text-box>
        </draw:frame>
        <draw:custom-shape draw:style-name="gr1" draw:text-style-name="P1" draw:layer="layout" svg:width="12cm" svg:height="1.475cm" svg:x="1.025cm" svg:y="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725cm" svg:height="0.9cm" svg:x="1.325cm" svg:y="4.275cm">
          <text:p text:style-name="P1">Integer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725cm" svg:height="0.9cm" svg:x="3.3cm" svg:y="4.275cm">
          <text:p text:style-name="P1">String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725cm" svg:height="0.9cm" svg:x="5.225cm" svg:y="4.275cm">
          <text:p text:style-name="P1">Boolean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725cm" svg:height="0.9cm" svg:x="7.1cm" svg:y="4.275cm">
          <text:p text:style-name="P1">Floating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725cm" svg:height="0.9cm" svg:x="9.008cm" svg:y="4.275cm">
          <text:p text:style-name="P1">String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725cm" svg:height="0.9cm" svg:x="11cm" svg:y="4.275cm">
          <text:p text:style-name="P1">String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4.8cm" svg:height="1.3cm" svg:x="6.586cm" svg:y="10.5cm">
          <text:p text:style-name="P3"><text:span text:style-name="T2">Item??? classes are derived</text:span></text:p>
          <text:p text:style-name="P3"><text:span text:style-name="T2">form ItemData.</text:span></text:p>
          <draw:enhanced-geometry svg:viewBox="0 0 21600 21600" draw:glue-points="10800 0 0 10800 10800 21600 21600 10800 ?f40 ?f41" draw:text-areas="0 0 21600 21600" draw:type="rectangular-callout" draw:modifiers="9812.45573838783 28091.62182936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" draw:text-style-name="P4" draw:layer="layout" svg:width="5.734cm" svg:height="0.848cm" svg:x="0.452cm" svg:y="8.652cm">
          <draw:text-box>
            <text:p text:style-name="P3"><text:span text:style-name="T1">Actual implementation</text:span></text:p>
          </draw:text-box>
        </draw:frame>
        <draw:custom-shape draw:style-name="gr2" draw:text-style-name="P1" draw:layer="layout" svg:width="4.4cm" svg:height="1.6cm" svg:x="0.686cm" svg:y="9.7cm">
          <text:p text:style-name="P1">ItemTable</text:p>
          <text:p text:style-name="P1">list&lt;<text:span text:style-name="T3">const</text:span> ItemGroup *&gt;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6cm" svg:height="1.2cm" svg:x="0.586cm" svg:y="12.1cm">
          <text:p text:style-name="P1">ItemGroup</text:p>
          <text:p text:style-name="P1">vetor&lt;<text:span text:style-name="T3">const</text:span> ItemData *&gt;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draw:type="line" svg:x1="2.886cm" svg:y1="13.3cm" svg:x2="2.911cm" svg:y2="14.3cm" svg:d="M2886 13300l25 1000" svg:viewBox="0 0 26 1001">
          <text:p/>
        </draw:connector>
        <draw:connector draw:style-name="gr7" draw:text-style-name="P2" draw:layer="layout" draw:type="line" svg:x1="2.861cm" svg:y1="15.5cm" svg:x2="2.886cm" svg:y2="16.5cm" svg:d="M2861 15500l25 1000" svg:viewBox="0 0 26 1001">
          <text:p/>
        </draw:connector>
        <draw:custom-shape draw:style-name="gr2" draw:text-style-name="P1" draw:layer="layout" svg:width="4.6cm" svg:height="1.2cm" svg:x="0.586cm" svg:y="14.3cm">
          <text:p text:style-name="P1">ItemGroup</text:p>
          <text:p text:style-name="P1">vetor&lt;<text:span text:style-name="T3">const</text:span> ItemData *&gt;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6cm" svg:height="1.2cm" svg:x="0.586cm" svg:y="16.5cm">
          <text:p text:style-name="P1">ItemGroup</text:p>
          <text:p text:style-name="P1">vector&lt;<text:span text:style-name="T3">const</text:span> ItemData *&gt;</text:p>
          <draw:enhanced-geometry svg:viewBox="0 0 21600 21600" draw:type="rectangle" draw:enhanced-path="M 0 0 L 21600 0 21600 21600 0 21600 0 0 Z N"/>
        </draw:custom-shape>
        <draw:line draw:style-name="gr7" draw:text-style-name="P2" draw:layer="layout" svg:x1="2.886cm" svg:y1="11cm" svg:x2="2.886cm" svg:y2="12.1cm">
          <text:p/>
        </draw:line>
        <draw:custom-shape draw:style-name="gr2" draw:text-style-name="P1" draw:layer="layout" svg:width="1.9cm" svg:height="1.075cm" svg:x="6.186cm" svg:y="12.325cm">
          <text:p text:style-name="P1">ItemInt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9cm" svg:height="1.075cm" svg:x="8.086cm" svg:y="12.325cm">
          <text:p text:style-name="P1">ItemString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9cm" svg:height="1.075cm" svg:x="9.986cm" svg:y="12.325cm">
          <text:p text:style-name="P1">ItemBool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2cm" svg:height="1.075cm" svg:x="11.886cm" svg:y="12.325cm">
          <text:p text:style-name="P1">ItemDouble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9cm" svg:height="1.075cm" svg:x="14.086cm" svg:y="12.325cm">
          <text:p text:style-name="P1">ItemString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9cm" svg:height="1.075cm" svg:x="15.986cm" svg:y="12.325cm">
          <text:p text:style-name="P1">ItemString</text:p>
          <draw:enhanced-geometry svg:viewBox="0 0 21600 21600" draw:type="rectangle" draw:enhanced-path="M 0 0 L 21600 0 21600 21600 0 21600 0 0 Z N"/>
        </draw:custom-shape>
        <draw:line draw:style-name="gr7" draw:text-style-name="P2" draw:layer="layout" svg:x1="4.986cm" svg:y1="12.9cm" svg:x2="6.186cm" svg:y2="12.9cm">
          <text:p/>
        </draw:line>
        <draw:custom-shape draw:style-name="gr2" draw:text-style-name="P1" draw:layer="layout" svg:width="1.9cm" svg:height="1.075cm" svg:x="6.186cm" svg:y="14.525cm">
          <text:p text:style-name="P1">ItemInt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9cm" svg:height="1.075cm" svg:x="8.086cm" svg:y="14.525cm">
          <text:p text:style-name="P1">ItemString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9cm" svg:height="1.075cm" svg:x="9.986cm" svg:y="14.525cm">
          <text:p text:style-name="P1">ItemBool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2cm" svg:height="1.075cm" svg:x="11.886cm" svg:y="14.525cm">
          <text:p text:style-name="P1">ItemDouble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9cm" svg:height="1.075cm" svg:x="14.086cm" svg:y="14.525cm">
          <text:p text:style-name="P1">ItemString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9cm" svg:height="1.075cm" svg:x="15.986cm" svg:y="14.525cm">
          <text:p text:style-name="P1">ItemString</text:p>
          <draw:enhanced-geometry svg:viewBox="0 0 21600 21600" draw:type="rectangle" draw:enhanced-path="M 0 0 L 21600 0 21600 21600 0 21600 0 0 Z N"/>
        </draw:custom-shape>
        <draw:line draw:style-name="gr7" draw:text-style-name="P2" draw:layer="layout" svg:x1="4.987cm" svg:y1="15.1cm" svg:x2="6.187cm" svg:y2="15.1cm">
          <text:p/>
        </draw:line>
        <draw:custom-shape draw:style-name="gr2" draw:text-style-name="P1" draw:layer="layout" svg:width="1.9cm" svg:height="1.075cm" svg:x="6.186cm" svg:y="16.725cm">
          <text:p text:style-name="P1">ItemInt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9cm" svg:height="1.075cm" svg:x="8.1cm" svg:y="16.725cm">
          <text:p text:style-name="P1">ItemString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9cm" svg:height="1.075cm" svg:x="10cm" svg:y="16.725cm">
          <text:p text:style-name="P1">ItemBool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2cm" svg:height="1.075cm" svg:x="11.9cm" svg:y="16.725cm">
          <text:p text:style-name="P1">ItemDouble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9cm" svg:height="1.075cm" svg:x="14.1cm" svg:y="16.725cm">
          <text:p text:style-name="P1">ItemString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9cm" svg:height="1.075cm" svg:x="16cm" svg:y="16.725cm">
          <text:p text:style-name="P1">ItemString</text:p>
          <draw:enhanced-geometry svg:viewBox="0 0 21600 21600" draw:type="rectangle" draw:enhanced-path="M 0 0 L 21600 0 21600 21600 0 21600 0 0 Z N"/>
        </draw:custom-shape>
        <draw:line draw:style-name="gr7" draw:text-style-name="P2" draw:layer="layout" svg:x1="5.001cm" svg:y1="17.3cm" svg:x2="6.201cm" svg:y2="17.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IPAexGothic" svg:font-family="IPAexGothic" style:font-family-generic="roman" style:font-pitch="variable"/>
    <style:font-face style:name="Liberation Sans" svg:font-family="'Liberation Sans'" style:font-family-generic="roman" style:font-pitch="variable"/>
    <style:font-face style:name="IPAexGothic1" svg:font-family="IPAexGothic" style:font-family-generic="system" style:font-pitch="variable"/>
    <style:font-face style:name="Lohit Hindi" svg:font-family="'Lohit Hindi'" style:font-family-generic="system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IPAexGothic" fo:font-size="24pt" fo:language="en" fo:country="US" style:font-name-asian="IPAexGothic1" style:font-size-asian="24pt" style:language-asian="ja" style:country-asian="JP" style:font-name-complex="IPAex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IPAexGothic1" style:font-family-asian="IPAex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cm" fo:margin-bottom="0cm" fo:margin-left="0cm" fo:margin-right="0cm" fo:page-width="18.5cm" fo:page-height="1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kyamato </meta:initial-creator>
    <meta:creation-date>2013-06-24T16:00:20</meta:creation-date>
    <meta:generator>LibreOffice/4.2.4.2$Linux_X86_64 LibreOffice_project/420m0$Build-2</meta:generator>
    <dc:date>2014-07-04T15:15:24.494198539</dc:date>
    <meta:editing-duration>PT15H59M</meta:editing-duration>
    <meta:editing-cycles>16</meta:editing-cycles>
    <dc:creator>kyamato </dc:creator>
    <meta:document-statistic meta:object-count="51"/>
  </office:meta>
</office:document-meta>
</file>